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3 0 1262-4239-58-4239" svg:viewBox="0 0 987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01T14:59:45.479220339</dc:date>
    <meta:editing-duration>PT6H48M17S</meta:editing-duration>
    <meta:editing-cycles>20</meta:editing-cycles>
    <meta:generator>LibreOffice/6.0.7.3$Linux_X86_64 LibreOffice_project/00m0$Build-3</meta:generator>
    <meta:document-statistic meta:object-count="144"/>
  </office:meta>
</office:document-meta>
</file>